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ar new" svg:font-family="'Couriar new'"/>
    <style:font-face style:name="DejaVu Sans Mono" svg:font-family="'DejaVu Sans Mono'"/>
    <style:font-face style:name="Lohit Devanagari1" svg:font-family="'Lohit Devanagari'"/>
    <style:font-face style:name="Ешьуы Туц Кщьфт" svg:font-family="'Ешьуы Туц Кщьфт'"/>
    <style:font-face style:name="Courier New" svg:font-family="'Courier New'" style:font-family-generic="modern"/>
    <style:font-face style:name="Times New Roman1" svg:font-family="'Times New Roman'" style:font-family-generic="roman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6.6931in" style:rel-width="100%" fo:margin-left="-0.075in" table:align="left" style:writing-mode="lr-tb"/>
    </style:style>
    <style:style style:name="Таблица1.A" style:family="table-column">
      <style:table-column-properties style:column-width="2.9528in" style:rel-column-width="4252*"/>
    </style:style>
    <style:style style:name="Таблица1.B" style:family="table-column">
      <style:table-column-properties style:column-width="1.7722in" style:rel-column-width="2552*"/>
    </style:style>
    <style:style style:name="Таблица1.C" style:family="table-column">
      <style:table-column-properties style:column-width="1.9681in" style:rel-column-width="2834*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style:snap-to-layout-gri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 style:snap-to-layout-grid="false"/>
      <style:text-properties fo:font-size="14pt" officeooo:rsid="00293842" officeooo:paragraph-rsid="00293842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06c764f"/>
    </style:style>
    <style:style style:name="P13" style:family="paragraph" style:parent-style-name="Standard">
      <style:text-properties officeooo:paragraph-rsid="00609247"/>
    </style:style>
    <style:style style:name="P14" style:family="paragraph" style:parent-style-name="Standard">
      <style:paragraph-properties fo:line-height="150%"/>
      <style:text-properties style:font-name="Times New Roman1" fo:font-size="14pt" officeooo:paragraph-rsid="006e5256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Times New Roman1" fo:font-size="14pt" officeooo:paragraph-rsid="006f7ab5" style:font-size-asian="14pt" style:font-size-complex="14pt"/>
    </style:style>
    <style:style style:name="P16" style:family="paragraph" style:parent-style-name="Standard">
      <style:text-properties style:font-name="Times New Roman" fo:font-size="14pt" fo:language="ru" fo:country="RU" fo:font-weight="bold" style:font-size-asian="14pt" style:language-asian="ru" style:country-asian="RU" style:font-weight-asian="bold" style:font-size-complex="14pt"/>
    </style:style>
    <style:style style:name="P17" style:family="paragraph" style:parent-style-name="Standard">
      <style:text-properties style:font-name="Times New Roman" fo:font-size="14pt" fo:language="ru" fo:country="RU" fo:font-weight="normal" style:font-size-asian="14pt" style:language-asian="ru" style:country-asian="RU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fo:font-weight="bold" officeooo:paragraph-rsid="0041c814" style:font-weight-asian="bold" style:font-weight-complex="bold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6c764f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weight="normal" officeooo:paragraph-rsid="00762025" style:font-weight-asian="normal" style:font-weight-complex="normal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64e95d" officeooo:paragraph-rsid="0063b173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742f56" officeooo:paragraph-rsid="00742f56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762025" officeooo:paragraph-rsid="00762025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552c16" officeooo:paragraph-rsid="005f43d7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4pt" fo:font-weight="normal" officeooo:rsid="006894f5" officeooo:paragraph-rsid="008290bc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4b60f1" style:font-size-asian="14pt" style:font-weight-asian="bold" style:font-size-complex="14pt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609247" style:font-size-asian="14pt" style:font-weight-asian="bold" style:font-size-complex="14pt"/>
    </style:style>
    <style:style style:name="P30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32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style:font-name="Couriar new" fo:font-size="12pt" fo:font-weight="normal" officeooo:rsid="0058ffdc" officeooo:paragraph-rsid="006894f5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style:font-name="Couriar new" fo:font-size="12pt" fo:font-weight="normal" officeooo:rsid="0058ffdc" officeooo:paragraph-rsid="007a65d2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style:font-name="Couriar new" fo:font-size="12pt" fo:font-weight="normal" officeooo:rsid="0058ffdc" officeooo:paragraph-rsid="008290bc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style:font-name="Couriar new" fo:font-size="12pt" fo:font-weight="normal" officeooo:rsid="007a65d2" officeooo:paragraph-rsid="007a65d2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style:font-name="Couriar new" fo:font-size="12pt" fo:font-weight="normal" officeooo:rsid="007a65d2" officeooo:paragraph-rsid="008290bc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style:font-name="Couriar new" fo:font-size="12pt" fo:font-weight="normal" officeooo:rsid="006894f5" officeooo:paragraph-rsid="006894f5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style:font-name="Couriar new" fo:font-size="12pt" fo:font-weight="normal" officeooo:rsid="006894f5" officeooo:paragraph-rsid="008290bc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in" fo:margin-right="0in" fo:line-height="100%" fo:text-align="justify" style:justify-single-word="false" fo:text-indent="0.4925in" style:auto-text-indent="false"/>
      <style:text-properties style:font-name="Couriar new" fo:font-size="12pt" fo:font-weight="normal" officeooo:rsid="006894f5" officeooo:paragraph-rsid="008290bc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officeooo:paragraph-rsid="00609247" style:font-size-asian="14pt" style:font-weight-asian="bold" style:font-size-complex="14pt"/>
    </style:style>
    <style:style style:name="P4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normal" officeooo:paragraph-rsid="0053ffcc" style:font-weight-asian="normal" style:font-weight-complex="normal"/>
    </style:style>
    <style:style style:name="P4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officeooo:paragraph-rsid="0056dd75"/>
    </style:style>
    <style:style style:name="P4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4pt" fo:font-weight="normal" officeooo:rsid="0056dd75" officeooo:paragraph-rsid="0056dd75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top="0.0398in" fo:margin-bottom="0.0398in" loext:contextual-spacing="false" fo:line-height="100%"/>
      <style:text-properties style:font-name="Consolas" fo:font-size="11pt" officeooo:paragraph-rsid="005967b7" style:font-size-asian="11pt" style:font-size-complex="11pt"/>
    </style:style>
    <style:style style:name="P45" style:family="paragraph" style:parent-style-name="Standard">
      <style:paragraph-properties fo:margin-left="0in" fo:margin-right="0in" fo:line-height="150%" fo:text-indent="0.5in" style:auto-text-indent="false"/>
      <style:text-properties fo:font-size="14pt" officeooo:paragraph-rsid="00609247" style:font-size-asian="14pt" style:font-size-complex="14pt"/>
    </style:style>
    <style:style style:name="P46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47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48" style:family="paragraph" style:parent-style-name="Times14_5f_РИО2">
      <style:paragraph-properties fo:margin-left="0in" fo:margin-right="0in" fo:line-height="150%" fo:text-indent="0in" style:auto-text-indent="false" fo:break-before="page"/>
    </style:style>
    <style:style style:name="P49" style:family="paragraph" style:parent-style-name="Preformatted_20_Text">
      <style:text-properties officeooo:paragraph-rsid="007f1cdb"/>
    </style:style>
    <style:style style:name="P50" style:family="paragraph" style:parent-style-name="Preformatted_20_Text">
      <style:text-properties officeooo:paragraph-rsid="0080e0f5"/>
    </style:style>
    <style:style style:name="P51" style:family="paragraph" style:parent-style-name="Preformatted_20_Text">
      <style:paragraph-properties fo:margin-top="0in" fo:margin-bottom="0.1965in" loext:contextual-spacing="false"/>
    </style:style>
    <style:style style:name="P52" style:family="paragraph" style:parent-style-name="Preformatted_20_Text">
      <style:paragraph-properties fo:margin-left="0in" fo:margin-right="0in" fo:line-height="115%" fo:text-align="justify" style:justify-single-word="false" fo:text-indent="0.4925in" style:auto-text-indent="false"/>
      <style:text-properties fo:font-size="14pt" fo:font-weight="normal" officeooo:rsid="006894f5" officeooo:paragraph-rsid="008290bc" style:font-size-asian="14pt" style:font-weight-asian="normal" style:font-size-complex="14pt" style:font-weight-complex="normal"/>
    </style:style>
    <style:style style:name="P53" style:family="paragraph" style:parent-style-name="Preformatted_20_Text">
      <style:paragraph-properties fo:margin-left="0in" fo:margin-right="0in" fo:margin-top="0in" fo:margin-bottom="0.1965in" loext:contextual-spacing="false" fo:line-height="115%" fo:text-align="justify" style:justify-single-word="false" fo:text-indent="0.4925in" style:auto-text-indent="false"/>
      <style:text-properties style:font-name="Couriar new" fo:font-size="12pt" fo:font-weight="normal" officeooo:rsid="0058ffdc" officeooo:paragraph-rsid="008290bc" style:font-size-asian="12pt" style:font-weight-asian="normal" style:font-size-complex="12pt" style:font-weight-complex="normal"/>
    </style:style>
    <style:style style:name="P54" style:family="paragraph" style:parent-style-name="Preformatted_20_Text">
      <style:paragraph-properties fo:margin-left="0in" fo:margin-right="0in" fo:margin-top="0in" fo:margin-bottom="0.1965in" loext:contextual-spacing="false" fo:line-height="100%" fo:text-align="justify" style:justify-single-word="false" fo:text-indent="0.4925in" style:auto-text-indent="false"/>
      <style:text-properties style:font-name="Couriar new" fo:font-size="12pt" fo:font-weight="normal" officeooo:rsid="0058ffdc" officeooo:paragraph-rsid="008290bc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6c764f" style:font-size-asian="14pt" style:font-size-complex="14pt"/>
    </style:style>
    <style:style style:name="T3" style:family="text">
      <style:text-properties fo:font-size="14pt" officeooo:rsid="00762025" style:font-size-asian="14pt" style:font-size-complex="14pt"/>
    </style:style>
    <style:style style:name="T4" style:family="text">
      <style:text-properties fo:font-size="14pt" officeooo:rsid="007739a1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text-transform="uppercase" style:font-size-complex="14pt"/>
    </style:style>
    <style:style style:name="T7" style:family="text">
      <style:text-properties fo:text-transform="uppercase" style:font-size-complex="14pt" style:font-weight-complex="normal"/>
    </style:style>
    <style:style style:name="T8" style:family="text">
      <style:text-properties fo:text-transform="uppercase" officeooo:rsid="004a39bd" style:font-size-complex="14pt" style:font-weight-complex="normal"/>
    </style:style>
    <style:style style:name="T9" style:family="text">
      <style:text-properties fo:font-variant="normal" fo:text-transform="none" fo:font-size="14pt" style:font-size-asian="14pt" style:font-size-complex="14pt"/>
    </style:style>
    <style:style style:name="T10" style:family="text">
      <style:text-properties fo:font-variant="normal" fo:text-transform="none" fo:font-size="14pt" officeooo:rsid="006c764f" style:font-size-asian="14pt" style:font-size-complex="14pt"/>
    </style:style>
    <style:style style:name="T11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/>
    </style:style>
    <style:style style:name="T12" style:family="text">
      <style:text-properties fo:font-variant="normal" fo:text-transform="none" fo:font-size="10pt" fo:letter-spacing="normal" fo:language="en" fo:country="US" fo:font-weight="normal" officeooo:rsid="0025e643" style:font-size-asian="10pt" style:font-weight-asian="normal" style:font-size-complex="10pt" style:font-weight-complex="normal"/>
    </style:style>
    <style:style style:name="T13" style:family="text">
      <style:text-properties officeooo:rsid="0023cd11"/>
    </style:style>
    <style:style style:name="T14" style:family="text">
      <style:text-properties officeooo:rsid="0041c814"/>
    </style:style>
    <style:style style:name="T15" style:family="text">
      <style:text-properties officeooo:rsid="006c764f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6e5256"/>
    </style:style>
    <style:style style:name="T18" style:family="text">
      <style:text-properties officeooo:rsid="006f7ab5"/>
    </style:style>
    <style:style style:name="T19" style:family="text">
      <style:text-properties style:font-name="Times New Roman1"/>
    </style:style>
    <style:style style:name="T20" style:family="text">
      <style:text-properties style:font-name="Times New Roman1" fo:font-size="14pt" style:font-size-asian="14pt" style:font-size-complex="14pt"/>
    </style:style>
    <style:style style:name="T21" style:family="text">
      <style:text-properties style:font-name="Times New Roman1" fo:font-size="14pt" officeooo:rsid="006f7ab5" style:font-size-asian="14pt" style:font-size-complex="14pt"/>
    </style:style>
    <style:style style:name="T22" style:family="text">
      <style:text-properties style:font-name="Times New Roman1" fo:font-size="14pt" officeooo:rsid="007f1cdb" style:font-size-asian="14pt" style:font-size-complex="14pt"/>
    </style:style>
    <style:style style:name="T23" style:family="text">
      <style:text-properties style:font-name="Times New Roman1" fo:font-size="14pt" officeooo:rsid="00816a5e" style:font-size-asian="14pt" style:font-size-complex="14pt"/>
    </style:style>
    <style:style style:name="T24" style:family="text">
      <style:text-properties style:font-name="Times New Roman1" officeooo:rsid="007f1cdb"/>
    </style:style>
    <style:style style:name="T25" style:family="text">
      <style:text-properties officeooo:rsid="006f7ab5" style:font-name-asian="Times New Roman" style:font-name-complex="Times New Roman"/>
    </style:style>
    <style:style style:name="T26" style:family="text">
      <style:text-properties officeooo:rsid="00726ffc"/>
    </style:style>
    <style:style style:name="T27" style:family="text">
      <style:text-properties officeooo:rsid="00762025"/>
    </style:style>
    <style:style style:name="T28" style:family="text">
      <style:text-properties officeooo:rsid="00798d85"/>
    </style:style>
    <style:style style:name="T29" style:family="text">
      <style:text-properties officeooo:rsid="007e154f"/>
    </style:style>
    <style:style style:name="T30" style:family="text">
      <style:text-properties officeooo:rsid="007f1cdb"/>
    </style:style>
    <style:style style:name="T31" style:family="text">
      <style:text-properties officeooo:rsid="00816a5e"/>
    </style:style>
    <style:style style:name="T32" style:family="text">
      <style:text-properties style:font-name="Ешьуы Туц Кщьфт" officeooo:rsid="007f1cdb"/>
    </style:style>
    <style:style style:name="T33" style:family="text">
      <style:text-properties officeooo:rsid="008290b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МИНОБРНАУКИ РОССИИ</text:p>
      <text:p text:style-name="P18">Санкт-Петербургский государственный</text:p>
      <text:p text:style-name="P18">электротехнический университет</text:p>
      <text:p text:style-name="P18">«ЛЭТИ» им. В.И. Ульянова (Ленина)</text:p>
      <text:p text:style-name="P30">Кафедра МО ЭВМ</text:p>
      <text:p text:style-name="P18"/>
      <text:p text:style-name="P18"/>
      <text:p text:style-name="P18"/>
      <text:p text:style-name="P18"/>
      <text:p text:style-name="P5"/>
      <text:p text:style-name="P5"/>
      <text:p text:style-name="P5"/>
      <text:p text:style-name="P47"><text:span text:style-name="Название_20_книги"><text:span text:style-name="T6">отчет</text:span></text:span></text:p>
      <text:p text:style-name="P10">по лабораторной работе №<text:span text:style-name="T15">4</text:span></text:p>
      <text:p text:style-name="P19"><text:span text:style-name="T1">по дисциплине «</text:span>ПОСТРОЕНИЕ и АНАЛИЗ АЛГОРИТМОВ<text:span text:style-name="T1">»</text:span></text:p>
      <text:p text:style-name="P12"><text:span text:style-name="Название_20_книги"><text:span text:style-name="T9">Тема: </text:span></text:span><text:span text:style-name="Название_20_книги"><text:span text:style-name="T10">А</text:span></text:span><text:span text:style-name="Название_20_книги"><text:span text:style-name="T11">лгоритм КМП</text:span></text:span></text:p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Студент гр. 8383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5">Ларин А.</text:p>
          </table:table-cell>
        </table:table-row>
        <table:table-row table:style-name="Таблица1.1">
          <table:table-cell table:style-name="Таблица1.A1" office:value-type="string">
            <text:p text:style-name="P4">Преподаватель</text:p>
          </table:table-cell>
          <table:table-cell table:style-name="Таблица1.B2" office:value-type="string">
            <text:p text:style-name="P6"/>
          </table:table-cell>
          <table:table-cell table:style-name="Таблица1.A1" office:value-type="string">
            <text:p text:style-name="P7">Фирсов М.А.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Санкт-Петербург</text:p>
      <text:p text:style-name="P8">20<text:span text:style-name="T14">20</text:span></text:p>
      <text:p text:style-name="P40">Цель работы.</text:p>
      <text:p text:style-name="P20"><text:span text:style-name="Основной_20_шрифт_20_абзаца"><text:span text:style-name="T1">Изучить принцип работы алгоритма КМП для нахождения </text:span></text:span><text:span text:style-name="Основной_20_шрифт_20_абзаца"><text:span text:style-name="T2">подстроки с втроке</text:span></text:span><text:span text:style-name="Основной_20_шрифт_20_абзаца"><text:span text:style-name="T1">. Решить с </text:span></text:span><text:span text:style-name="Основной_20_шрифт_20_абзаца"><text:span text:style-name="T2">его </text:span></text:span><text:span text:style-name="Основной_20_шрифт_20_абзаца"><text:span text:style-name="T1">помощью задачи</text:span></text:span></text:p>
      <text:p text:style-name="P29"/>
      <text:p text:style-name="P29">Основные теоретические положения.</text:p>
      <text:p text:style-name="P14"><text:span text:style-name="T16">Алгоритм Кнута — Морриса — Пратта (</text:span>КМП-алгоритм) — эффективный алгоритм, осуществляющий поиск подстроки в строке. Время работы алгоритма линейно зависит от объёма входных данных, то есть разработать асимптотически более эффективный алгоритм невозможно.</text:p>
      <text:p text:style-name="P15">Рассмотрим сравнение строк на позиции <text:span text:style-name="T17">i</text:span> , где образец <text:span text:style-name="T17">S[0,m-1]</text:span> сопоставляется с частью текста <text:span text:style-name="T17">T[i,i+m-1]</text:span>. Предположим, что первое несовпадение произошло между <text:span text:style-name="T17">T[i+j]</text:span> и <text:span text:style-name="T17">S[j]</text:span>, где <text:span text:style-name="T17">1&lt;j&lt;m</text:span>. Тогда <text:span text:style-name="T17">T[i, i+j-1] = S[0, j-1] = P</text:span> и <text:span text:style-name="T17">a = T[i+j] </text:span>≠ <text:span text:style-name="T18">S[j] = b</text:span>. </text:p>
      <text:p text:style-name="P11"><text:span text:style-name="T20">При сдвиге вполне можно ожидать, что префикс (начальные символы) образца </text:span><text:span text:style-name="T21">S</text:span><text:span text:style-name="T20"> сойдется с каким-нибудь суффиксом (конечные символы) текста </text:span><text:span text:style-name="T21">P</text:span><text:span text:style-name="T20">. Длина наиболее длинного префикса, являющегося одновременно суффиксом, есть значение префикс-функции от строки </text:span><text:span text:style-name="T21">S</text:span><text:span text:style-name="T20"> для индекса </text:span><text:span text:style-name="T21">j</text:span><text:span text:style-name="T20">. </text:span></text:p>
      <text:p text:style-name="P15">Это приводит нас к следующему алгоритму: пусть <text:span text:style-name="T25">π[j]</text:span> — значение префикс-функции от строки <text:span text:style-name="T18">S[0,m-1]</text:span> для индекса <text:span text:style-name="T18">j</text:span>. Тогда после сдвига мы можем возобновить сравнения с места <text:span text:style-name="T18">T[i+j]</text:span> и <text:span text:style-name="T18">S[</text:span><text:span text:style-name="T25">π[j]</text:span><text:span text:style-name="T18">]</text:span> без потери возможного местонахождения образца. Можно показать, что таблица <text:span text:style-name="T25">π</text:span> может быть вычислена (амортизационно) за <text:span text:style-name="T25">Θ[m]</text:span> сравнений перед началом поиска. А поскольку строка <text:span text:style-name="T18">T</text:span> будет пройдена ровно один раз, суммарное время работы алгоритма будет равно <text:span text:style-name="T25">Θ[m+n]</text:span>, где <text:span text:style-name="T18">n</text:span> — длина текста <text:span text:style-name="T18">T</text:span>. </text:p>
      <text:p text:style-name="Standard"/>
      <text:p text:style-name="P13"/>
      <text:p text:style-name="P45"/>
      <text:p text:style-name="P29">Задание</text:p>
      <text:p text:style-name="P3">Реализуйте алгоритм КМП и с его помощью для заданных шаблона P (∣P∣≤15000) и текста T (∣T∣≤5000000) найдите все вхождения P в T.<text:line-break/><text:line-break/>Вход:<text:line-break/>Первая строка - P <text:line-break/><text:soft-page-break/>Вторая строка - T<text:line-break/>Выход:<text:line-break/>индексы начал вхождений P  в  T, разделенных запятой, если P не входит в T, то вывести −1 </text:p>
      <text:p text:style-name="Standard"><text:span text:style-name="Strong_20_Emphasis"><text:span text:style-name="T1">Sample Input:</text:span></text:span><text:span text:style-name="T1"> </text:span></text:p>
      <text:p text:style-name="P3">ab</text:p>
      <text:p text:style-name="P3">abab</text:p>
      <text:p text:style-name="Standard"><text:span text:style-name="Strong_20_Emphasis"><text:span text:style-name="T1">Sample Output:</text:span></text:span><text:span text:style-name="T1"> </text:span></text:p>
      <text:p text:style-name="P3">0,2</text:p>
      <text:p text:style-name="P16"/>
      <text:p text:style-name="P17">Вар. 2. Оптимизация по памяти: программа должна требовать O(m) памяти, где m - длина образца. Это возможно, если не учит<text:span text:style-name="T26">ы</text:span>вать память, в которой хранится строка поиска.</text:p>
      <text:p text:style-name="P16"/>
      <text:p text:style-name="P27">Реализация<text:tab/></text:p>
      <text:p text:style-name="P23">Выделяется буфер под значения перфикс-функции длины, равной длине шаблона. Далее в цикле высчитывается значение префикс функции для каждой позиции в шаблоне. Значение заносятся в буфер. Затем в цикле <text:s/>высчитывается значение префикс-функции для каждой позиции уже в тексте, где постфикс считается от текущей позиции, а префикс от начала шаблона. Значение сравнивается с длиной шаблона, и при совпадении индекс начала постфикса в тексте заносится в отдельный массив — <text:span text:style-name="T27">это найденное вхождение шаблона в тексте</text:span>.</text:p>
      <text:p text:style-name="P24">Массив индексов вхождений возвращается.</text:p>
      <text:p text:style-name="P22"/>
      <text:p text:style-name="P25">Сложность по памяти — линейная от <text:span text:style-name="T27">длины шаблона O(m)</text:span></text:p>
      <text:p text:style-name="P21"><text:span text:style-name="T3">Сложность по времени — линейна</text:span><text:span text:style-name="T4">я</text:span><text:span text:style-name="T3"> от </text:span><text:span text:style-name="T4">суммы длинн шаблона и текста O(m+n), т.к цикл проходит сначала шаблон, потом текст.</text:span></text:p>
      <text:p text:style-name="P41"><text:span text:style-name="T1"><text:line-break/><text:tab/></text:span><text:span text:style-name="T5">Описание функций и структур данных</text:span></text:p>
      <text:p text:style-name="P42"/>
      <text:p text:style-name="P43"><text:tab/>Для <text:span text:style-name="T28">хранения буфера</text:span> используются структур<text:span text:style-name="T28">а</text:span> данных <text:span text:style-name="T28">vector</text:span> из STL</text:p>
      <text:p text:style-name="P49">std::<text:span text:style-name="T28">vector</text:span>&lt;<text:span text:style-name="T28">size_t</text:span>&gt; <text:span text:style-name="T28">prefix;</text:span></text:p>
      <text:p text:style-name="P49"/>
      <text:p text:style-name="P50">vector&lt;size_t&gt; KMP(const string&amp; sample, const string&amp; text)<text:span text:style-name="T19"> </text:span><text:span text:style-name="T20">- </text:span><text:span text:style-name="T22">функция, реализующая основную логику алгоритма KMP. Принимает шаблон для поиска</text:span><text:span text:style-name="T24"> </text:span><text:span text:style-name="T30">sample</text:span><text:span text:style-name="T24"> </text:span><text:span text:style-name="T22">и текст для поиска</text:span><text:span text:style-name="T24"> </text:span><text:span text:style-name="T30">text. </text:span><text:span text:style-name="T22">Возвращает </text:span><text:span text:style-name="T23">вектор индексов вхождений.</text:span></text:p>
      <text:p text:style-name="P9"><text:soft-page-break/></text:p>
      <text:p text:style-name="P27">Тесты.</text:p>
      <text:p text:style-name="P32">1.</text:p>
      <text:p text:style-name="P33">aab</text:p>
      <text:p text:style-name="P32">aabaabaaaabaabаaab</text:p>
      <text:p text:style-name="P35">0,3,8,11,1<text:span text:style-name="T31">6</text:span></text:p>
      <text:p text:style-name="P37">2.</text:p>
      <text:p text:style-name="P34">ab</text:p>
      <text:p text:style-name="P34">abab</text:p>
      <text:p text:style-name="P36">0,<text:span text:style-name="T33">2</text:span></text:p>
      <text:p text:style-name="P28"/>
      <text:p text:style-name="P28">Выводы.</text:p>
      <text:p text:style-name="P31">В результате работы была написана полностью рабочая программа решающая поставленную задачу при использовании изученных теоретических материалов. Программа было протестирована, <text:span text:style-name="T13">результаты тестов удовлетворительны.</text:span></text:p>
      <text:p text:style-name="P48"><text:bookmark text:name="_GoBack"/><text:span text:style-name="Название_20_книги"><text:span text:style-name="T7">Приложение </text:span></text:span><text:span text:style-name="Название_20_книги"><text:span text:style-name="T8">А</text:span></text:span><text:span text:style-name="Название_20_книги"><text:span text:style-name="T7">(листинг программы)</text:span></text:span></text:p>
      <text:p text:style-name="P44"><text:span text:style-name="Название_20_книги"><text:span text:style-name="T12">#include &lt;string&gt;</text:span></text:span></text:p>
      <text:p text:style-name="P44"><text:span text:style-name="Название_20_книги"><text:span text:style-name="T12">#include &lt;iostream&gt;</text:span></text:span></text:p>
      <text:p text:style-name="P44"><text:span text:style-name="Название_20_книги"><text:span text:style-name="T12">#include &lt;vector&gt;</text:span></text:span></text:p>
      <text:p text:style-name="P44"><text:span text:style-name="Название_20_книги"><text:span text:style-name="T12"/></text:span></text:p>
      <text:p text:style-name="P44"><text:span text:style-name="Название_20_книги"><text:span text:style-name="T12">using namespace std;</text:span></text:span></text:p>
      <text:p text:style-name="P44"><text:span text:style-name="Название_20_книги"><text:span text:style-name="T12"/></text:span></text:p>
      <text:p text:style-name="P44"><text:span text:style-name="Название_20_книги"><text:span text:style-name="T12">vector&lt;size_t&gt; KMP(const string&amp; sample, const string&amp; text){</text:span></text:span></text:p>
      <text:p text:style-name="P44"><text:span text:style-name="Название_20_книги"><text:span text:style-name="T12"><text:s text:c="4"/>vector&lt;size_t&gt;&amp; prefix = *new vector&lt;size_t&gt;(sample.length());//O(m) memory usage</text:span></text:span></text:p>
      <text:p text:style-name="P44"><text:span text:style-name="Название_20_книги"><text:span text:style-name="T12"><text:s text:c="4"/>vector&lt;size_t&gt; entries;//Entries array</text:span></text:span></text:p>
      <text:p text:style-name="P44"><text:span text:style-name="Название_20_книги"><text:span text:style-name="T12"/></text:span></text:p>
      <text:p text:style-name="P44"><text:span text:style-name="Название_20_книги"><text:span text:style-name="T12"><text:s text:c="4"/>size_t last_prefix = prefix[0] = 0;//Init prefix value for zero position</text:span></text:span></text:p>
      <text:p text:style-name="P44"><text:span text:style-name="Название_20_книги"><text:span text:style-name="T12"><text:s text:c="4"/>for (size_t i=1; i&lt;sample.length(); i++) {//Hence going from secons position</text:span></text:span></text:p>
      <text:p text:style-name="P44"><text:span text:style-name="Название_20_книги"><text:span text:style-name="T12"><text:s text:c="8"/>while (last_prefix &gt; 0 &amp;&amp; sample[last_prefix] != sample[i])</text:span></text:span></text:p>
      <text:p text:style-name="P44"><text:span text:style-name="Название_20_книги"><text:span text:style-name="T12"><text:s text:c="12"/>last_prefix = prefix[last_prefix-1];</text:span></text:span></text:p>
      <text:p text:style-name="P44"><text:span text:style-name="Название_20_книги"><text:span text:style-name="T12"/></text:span></text:p>
      <text:p text:style-name="P44"><text:span text:style-name="Название_20_книги"><text:span text:style-name="T12"><text:s text:c="8"/>if (sample[last_prefix] == sample[i])</text:span></text:span></text:p>
      <text:p text:style-name="P44"><text:span text:style-name="Название_20_книги"><text:span text:style-name="T12"><text:s text:c="12"/>last_prefix++;</text:span></text:span></text:p>
      <text:p text:style-name="P44"><text:span text:style-name="Название_20_книги"><text:span text:style-name="T12"/></text:span></text:p>
      <text:p text:style-name="P44"><text:span text:style-name="Название_20_книги"><text:span text:style-name="T12"><text:s text:c="8"/>prefix[i] = last_prefix;</text:span></text:span></text:p>
      <text:p text:style-name="P44"><text:span text:style-name="Название_20_книги"><text:span text:style-name="T12"><text:s text:c="4"/>}</text:span></text:span></text:p>
      <text:p text:style-name="P44"><text:span text:style-name="Название_20_книги"><text:span text:style-name="T12"/></text:span></text:p>
      <text:p text:style-name="P44"><text:span text:style-name="Название_20_книги"><text:span text:style-name="T12"><text:s text:c="4"/>last_prefix = 0;</text:span></text:span></text:p>
      <text:p text:style-name="P44"><text:span text:style-name="Название_20_книги"><text:span text:style-name="T12"><text:s text:c="4"/>for (size_t i=0; i&lt;text.length(); i++) {</text:span></text:span></text:p>
      <text:p text:style-name="P44"><text:span text:style-name="Название_20_книги"><text:span text:style-name="T12"><text:s text:c="8"/>while (last_prefix &gt; 0 &amp;&amp; sample[last_prefix] != text[i])</text:span></text:span></text:p>
      <text:p text:style-name="P44"><text:span text:style-name="Название_20_книги"><text:span text:style-name="T12"><text:s text:c="12"/>last_prefix = prefix[last_prefix-1];</text:span></text:span></text:p>
      <text:p text:style-name="P44"><text:span text:style-name="Название_20_книги"><text:span text:style-name="T12"/></text:span></text:p>
      <text:p text:style-name="P44"><text:span text:style-name="Название_20_книги"><text:span text:style-name="T12"><text:s text:c="8"/>if (sample[last_prefix] == text[i])</text:span></text:span></text:p>
      <text:p text:style-name="P44"><text:span text:style-name="Название_20_книги"><text:span text:style-name="T12"><text:s text:c="12"/>last_prefix++;</text:span></text:span></text:p>
      <text:p text:style-name="P44"><text:span text:style-name="Название_20_книги"><text:span text:style-name="T12"/></text:span></text:p>
      <text:p text:style-name="P44"><text:span text:style-name="Название_20_книги"><text:span text:style-name="T12"><text:s text:c="8"/>if (last_prefix == sample.length()) {</text:span></text:span></text:p>
      <text:p text:style-name="P44"><text:span text:style-name="Название_20_книги"><text:span text:style-name="T12"><text:s text:c="12"/>entries.push_back(i + 1 - sample.length());</text:span></text:span></text:p>
      <text:p text:style-name="P44"><text:span text:style-name="Название_20_книги"><text:span text:style-name="T12"><text:s text:c="8"/>}</text:span></text:span></text:p>
      <text:p text:style-name="P44"><text:span text:style-name="Название_20_книги"><text:span text:style-name="T12"><text:s text:c="4"/>}</text:span></text:span></text:p>
      <text:p text:style-name="P44"><text:span text:style-name="Название_20_книги"><text:span text:style-name="T12"><text:s text:c="4"/>delete(&amp;prefix);</text:span></text:span></text:p>
      <text:p text:style-name="P44"><text:span text:style-name="Название_20_книги"><text:span text:style-name="T12"><text:s text:c="4"/>return entries;</text:span></text:span></text:p>
      <text:p text:style-name="P44"><text:span text:style-name="Название_20_книги"><text:span text:style-name="T12">}</text:span></text:span></text:p>
      <text:p text:style-name="P44"><text:span text:style-name="Название_20_книги"><text:span text:style-name="T12"/></text:span></text:p>
      <text:p text:style-name="P44"><text:span text:style-name="Название_20_книги"><text:span text:style-name="T12">int cycle(string A, string B){</text:span></text:span></text:p>
      <text:p text:style-name="P44"><text:span text:style-name="Название_20_книги"><text:span text:style-name="T12"><text:s text:c="4"/>vector&lt;size_t&gt;&amp; prefix = *new vector&lt;size_t&gt;(A.length());</text:span></text:span></text:p>
      <text:p text:style-name="P44"><text:span text:style-name="Название_20_книги"><text:span text:style-name="T12"><text:s text:c="4"/>size_t max_prefix = 0;</text:span></text:span></text:p>
      <text:p text:style-name="P44"><text:soft-page-break/><text:span text:style-name="Название_20_книги"><text:span text:style-name="T12"><text:s text:c="4"/>size_t last_prefix = prefix[0] = 0;</text:span></text:span></text:p>
      <text:p text:style-name="P44"><text:span text:style-name="Название_20_книги"><text:span text:style-name="T12"><text:s text:c="4"/>for (size_t i=1; i&lt;A.length(); i++) {</text:span></text:span></text:p>
      <text:p text:style-name="P44"><text:span text:style-name="Название_20_книги"><text:span text:style-name="T12"><text:s text:c="8"/>while (last_prefix &gt; 0 &amp;&amp; A[last_prefix] != A[i])</text:span></text:span></text:p>
      <text:p text:style-name="P44"><text:span text:style-name="Название_20_книги"><text:span text:style-name="T12"><text:s text:c="12"/>last_prefix = prefix[last_prefix-1];</text:span></text:span></text:p>
      <text:p text:style-name="P44"><text:span text:style-name="Название_20_книги"><text:span text:style-name="T12"/></text:span></text:p>
      <text:p text:style-name="P44"><text:span text:style-name="Название_20_книги"><text:span text:style-name="T12"><text:s text:c="8"/>if (A[last_prefix] == A[i])</text:span></text:span></text:p>
      <text:p text:style-name="P44"><text:span text:style-name="Название_20_книги"><text:span text:style-name="T12"><text:s text:c="12"/>last_prefix++;</text:span></text:span></text:p>
      <text:p text:style-name="P44"><text:span text:style-name="Название_20_книги"><text:span text:style-name="T12"/></text:span></text:p>
      <text:p text:style-name="P44"><text:span text:style-name="Название_20_книги"><text:span text:style-name="T12"><text:s text:c="8"/>prefix[i] = last_prefix;</text:span></text:span></text:p>
      <text:p text:style-name="P44"><text:span text:style-name="Название_20_книги"><text:span text:style-name="T12"><text:s text:c="4"/>}</text:span></text:span></text:p>
      <text:p text:style-name="P44"><text:span text:style-name="Название_20_книги"><text:span text:style-name="T12"/></text:span></text:p>
      <text:p text:style-name="P44"><text:span text:style-name="Название_20_книги"><text:span text:style-name="T12"><text:s text:c="4"/>last_prefix = 0;</text:span></text:span></text:p>
      <text:p text:style-name="P44"><text:span text:style-name="Название_20_книги"><text:span text:style-name="T12"><text:s text:c="4"/>for (size_t i=0; i&lt;B.length(); i++) {</text:span></text:span></text:p>
      <text:p text:style-name="P44"><text:span text:style-name="Название_20_книги"><text:span text:style-name="T12"><text:s text:c="8"/>while (last_prefix &gt; 0 &amp;&amp; A[last_prefix] != B[i])</text:span></text:span></text:p>
      <text:p text:style-name="P44"><text:span text:style-name="Название_20_книги"><text:span text:style-name="T12"><text:s text:c="12"/>last_prefix = prefix[last_prefix-1];</text:span></text:span></text:p>
      <text:p text:style-name="P44"><text:span text:style-name="Название_20_книги"><text:span text:style-name="T12"/></text:span></text:p>
      <text:p text:style-name="P44"><text:span text:style-name="Название_20_книги"><text:span text:style-name="T12"><text:s text:c="8"/>if (A[last_prefix] == B[i])</text:span></text:span></text:p>
      <text:p text:style-name="P44"><text:span text:style-name="Название_20_книги"><text:span text:style-name="T12"><text:s text:c="12"/>last_prefix++;</text:span></text:span></text:p>
      <text:p text:style-name="P44"><text:span text:style-name="Название_20_книги"><text:span text:style-name="T12"/></text:span></text:p>
      <text:p text:style-name="P44"><text:span text:style-name="Название_20_книги"><text:span text:style-name="T12"><text:s text:c="8"/>if (last_prefix &gt; max_prefix) {</text:span></text:span></text:p>
      <text:p text:style-name="P44"><text:span text:style-name="Название_20_книги"><text:span text:style-name="T12"><text:s text:c="12"/>max_prefix = last_prefix;</text:span></text:span></text:p>
      <text:p text:style-name="P44"><text:span text:style-name="Название_20_книги"><text:span text:style-name="T12"><text:s text:c="8"/>}</text:span></text:span></text:p>
      <text:p text:style-name="P44"><text:span text:style-name="Название_20_книги"><text:span text:style-name="T12"><text:s text:c="4"/>}</text:span></text:span></text:p>
      <text:p text:style-name="P44"><text:span text:style-name="Название_20_книги"><text:span text:style-name="T12"/></text:span></text:p>
      <text:p text:style-name="P44"><text:span text:style-name="Название_20_книги"><text:span text:style-name="T12"><text:s text:c="4"/>for(int i = 0;i&lt;A.length()-max_prefix;i++){</text:span></text:span></text:p>
      <text:p text:style-name="P44"><text:span text:style-name="Название_20_книги"><text:span text:style-name="T12"><text:s text:c="8"/>if(A[i+max_prefix]!=B[i]){</text:span></text:span></text:p>
      <text:p text:style-name="P44"><text:span text:style-name="Название_20_книги"><text:span text:style-name="T12"><text:s text:c="12"/>delete(&amp;prefix);</text:span></text:span></text:p>
      <text:p text:style-name="P44"><text:span text:style-name="Название_20_книги"><text:span text:style-name="T12"><text:s text:c="12"/>return -1;</text:span></text:span></text:p>
      <text:p text:style-name="P44"><text:span text:style-name="Название_20_книги"><text:span text:style-name="T12"><text:s text:c="8"/>}</text:span></text:span></text:p>
      <text:p text:style-name="P44"><text:span text:style-name="Название_20_книги"><text:span text:style-name="T12"><text:s text:c="4"/>}</text:span></text:span></text:p>
      <text:p text:style-name="P44"><text:span text:style-name="Название_20_книги"><text:span text:style-name="T12"/></text:span></text:p>
      <text:p text:style-name="P44"><text:span text:style-name="Название_20_книги"><text:span text:style-name="T12"><text:s text:c="4"/>delete(&amp;prefix);</text:span></text:span></text:p>
      <text:p text:style-name="P44"><text:span text:style-name="Название_20_книги"><text:span text:style-name="T12"><text:s text:c="4"/>return max_prefix;</text:span></text:span></text:p>
      <text:p text:style-name="P44"><text:span text:style-name="Название_20_книги"><text:span text:style-name="T12"/></text:span></text:p>
      <text:p text:style-name="P44"><text:span text:style-name="Название_20_книги"><text:span text:style-name="T12">}</text:span></text:span></text:p>
      <text:p text:style-name="P44"><text:span text:style-name="Название_20_книги"><text:span text:style-name="T12"/></text:span></text:p>
      <text:p text:style-name="P44"><text:span text:style-name="Название_20_книги"><text:span text:style-name="T12">int main() {</text:span></text:span></text:p>
      <text:p text:style-name="P44"><text:span text:style-name="Название_20_книги"><text:span text:style-name="T12"><text:s text:c="4"/>string sample;</text:span></text:span></text:p>
      <text:p text:style-name="P44"><text:span text:style-name="Название_20_книги"><text:span text:style-name="T12"><text:s text:c="4"/>string text;</text:span></text:span></text:p>
      <text:p text:style-name="P44"><text:span text:style-name="Название_20_книги"><text:span text:style-name="T12"><text:s text:c="4"/>cin&gt;&gt;sample;</text:span></text:span></text:p>
      <text:p text:style-name="P44"><text:span text:style-name="Название_20_книги"><text:span text:style-name="T12"><text:s text:c="4"/>cin&gt;&gt;text;</text:span></text:span></text:p>
      <text:p text:style-name="P44"><text:span text:style-name="Название_20_книги"><text:span text:style-name="T12"><text:s text:c="4"/>cout&lt;&lt;cycle(text,sample);</text:span></text:span></text:p>
      <text:p text:style-name="P44"><text:soft-page-break/><text:span text:style-name="Название_20_книги"><text:span text:style-name="T12"><text:s text:c="4"/>return 0;</text:span></text:span></text:p>
      <text:p text:style-name="P44"><text:span text:style-name="Название_20_книги"><text:span text:style-name="T12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ar new" svg:font-family="'Couriar new'"/>
    <style:font-face style:name="DejaVu Sans Mono" svg:font-family="'DejaVu Sans Mono'"/>
    <style:font-face style:name="Lohit Devanagari1" svg:font-family="'Lohit Devanagari'"/>
    <style:font-face style:name="Ешьуы Туц Кщьфт" svg:font-family="'Ешьуы Туц Кщьфт'"/>
    <style:font-face style:name="Courier New" svg:font-family="'Courier New'" style:font-family-generic="modern"/>
    <style:font-face style:name="Times New Roman1" svg:font-family="'Times New Roman'" style:font-family-generic="roman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043in" style:writing-mode="lr-tb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fo:language="en" fo:country="US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fo:language="ru" fo:country="RU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7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0-04-14T19:14:27.540342039</dc:date>
    <meta:print-date>2015-07-17T12:06:00</meta:print-date>
    <meta:editing-cycles>54</meta:editing-cycles>
    <meta:editing-duration>PT8H20M30S</meta:editing-duration>
    <meta:generator>LibreOffice/6.0.7.3$Linux_X86_64 LibreOffice_project/00m0$Build-3</meta:generator>
    <meta:document-statistic meta:table-count="1" meta:image-count="0" meta:object-count="0" meta:page-count="7" meta:paragraph-count="119" meta:word-count="714" meta:character-count="5588" meta:non-whitespace-character-count="4580"/>
  </office:meta>
</office:document-meta>
</file>